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5-10-16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5-07-1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5-04-0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5-01-0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4-10-0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4-07-2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4-04-0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4-01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3-10-2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3-07-20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3-01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2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2-08-2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2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2-01-2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1-10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1-01-21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0-11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0-07-2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0-04-03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20-01-0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9-10-28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9-07-29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9-03-0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9-01-18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8-11-02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8-07-24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8-04-12 19:14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8-01-11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7-10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7-08-01 0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7-04-1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6-10-0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6-07-0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6-04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6-01-27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5-08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5-01-2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4-10-0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4-07-1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4-04-0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4-01-0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3-10-0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3-07-2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3-04-25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3-01-0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2-10-0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2-07-1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2-04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2-01-0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1-10-2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1-07-18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1-03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1-01-0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0-10-0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10-07-3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9-12-09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9-08-2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8-11-0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8-08-1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8-05-1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8-01-0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7-09-2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7-07-1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7-04-0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7-01-1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6-12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6-08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6-05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6-02-14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6-01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6-01-0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5-11-0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5-07-21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5-05-0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5-03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5-01-0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4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4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3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3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2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2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1-09-2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1-07-3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1-06-1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1-03-1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0-12-1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0-09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0-06-0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2000-03-0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9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9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8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8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8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8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8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7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7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7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5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5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5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5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5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4-0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2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1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90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8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6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4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3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2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1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8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9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8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6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5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3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2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1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7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8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8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8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8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8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8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8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7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6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5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4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3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1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0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6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9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9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8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8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6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4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3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3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3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3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3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07146</text:p>
          </table:table-cell>
          <table:table-cell office:value-type="string" calcext:value-type="string">
            <text:p>36S/02W-23CCA</text:p>
          </table:table-cell>
          <table:table-cell office:value-type="string" calcext:value-type="string">
            <text:p>1953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52" meta:object-count="0"/>
    <meta:user-defined meta:name="AppVersion">3.0</meta:user-defined>
  </office:meta>
</office:document-meta>
</file>